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leftToRight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5" style:family="text">
      <style:text-properties fo:font-variant="normal" fo:text-transform="none" fo:color="#d9d9d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d9d9d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1" style:family="text">
      <style:text-properties fo:font-variant="normal" fo:text-transform="none" fo:color="#1b212c" loext:opacity="100%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26cm" text:min-label-width="0.84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26cm" text:min-label-width="0.844cm"/>
        <style:text-properties style:font-name="Lato" fo:color="#1b21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24cm" text:min-label-width="0.846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Apresentação sobre o livro: A Sutil Arte de Ligar o Foda-se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luno: </text:span><text:span text:style-name="T3">Sérgio Willyam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fia" draw:style-name="dp3" draw:master-page-name="ONE_5f_COLUMN_5f_TEXT" xml:id="id1" draw:id="id1">
        <office:forms form:automatic-focus="false" form:apply-design-mode="false"/>
        <draw:frame draw:name="Google Shape;140;p14" presentation:style-name="pr4" draw:text-style-name="P5" draw:layer="layout" svg:width="4.456cm" svg:height="1.538cm" svg:x="0.43cm" svg:y="0.423cm" presentation:class="title" presentation:user-transformed="true">
          <draw:text-box>
            <text:p text:style-name="P1"><text:span text:style-name="T4">Biografia</text:span></text:p>
          </draw:text-box>
        </draw:frame>
        <draw:frame draw:name="Google Shape;141;p14" presentation:style-name="pr5" draw:text-style-name="P7" draw:layer="layout" svg:width="7.799cm" svg:height="5.13cm" svg:x="0.243cm" svg:y="3.237cm" presentation:class="outline" presentation:user-transformed="true">
          <draw:text-box>
            <text:p text:style-name="P6"><text:span text:style-name="T2">Seu nome é MArk Manson, nascido em 9 de </text:span><text:span text:style-name="T2">agosto de 1984, era um escritor americano de </text:span><text:span text:style-name="T2">autoajuda. seu livro The Subtle Art of Not </text:span><text:span text:style-name="T2">Giving a Fuck ou A Sutil Arte de Ligar o F*da-se </text:span><text:span text:style-name="T2">em português.</text:span></text:p>
          </draw:text-box>
        </draw:frame>
        <draw:custom-shape draw:name="Google Shape;142;p14" draw:style-name="gr2" draw:text-style-name="P8" draw:layer="layout" svg:width="13.259cm" svg:height="5.072cm" svg:x="11.05cm" svg:y="2.304cm">
          <text:p text:style-name="P1"><text:span text:style-name="T5">Models: Attract Women Through Honesty (2011)</text:span></text:p>
          <text:p text:style-name="P1"><text:span text:style-name="T5"/></text:p>
          <text:p text:style-name="P1"><text:span text:style-name="T5">The Subtle Art of Not Giving a F*ck (2016) em Portugal: A Arte Subtil de Saber Dizer Que Se F*da (Desassossego, 2018) no Brasil: A Sutil Arte de Ligar o F*da-se (Intrínseca, 2017)</text:span></text:p>
          <text:p text:style-name="P1"><text:span text:style-name="T5">Everything Is F*cked: A Book About Hope (2019) em Portugal: Está Tudo F*dido (Desassossego, 2019) no Brasil: F*deu Geral (Intrínseca, 2019)</text:span></text:p>
          <text:p text:style-name="P1"><text:span text:style-name="T5">Love is Not Enough (Audiolivro,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2" draw:text-style-name="P8" draw:layer="layout" svg:width="4.077cm" svg:height="1.525cm" svg:x="13.447cm" svg:y="0.423cm">
          <text:p text:style-name="P1"><text:span text:style-name="T6">Ob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2" draw:text-style-name="P8" draw:layer="layout" svg:width="9.654cm" svg:height="6.086cm" svg:x="0.243cm" svg:y="7.683cm">
          <text:p text:style-name="P1"><text:span text:style-name="T5">Mark Manson foi criado em Austin, Texas, nos Estados Unidos.[2] Ele se mudou para Boston, Massachusetts para estudar e se formou na Universidade de Boston em 2007.[3]</text:span></text:p>
          <text:p text:style-name="P1"><text:span text:style-name="T5"/></text:p>
          <text:p text:style-name="P1"><text:span text:style-name="T5">Ele viajou por todo o mundo durante sete anos. Para além da sua atividade de escritor, blogueiro e empreendedor, publica regularmente artigos com a BBC, CNN, Business Insider, Time, entre outros. Vive atualmente em Nova Iorque.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4" draw:style-name="gr3" draw:text-style-name="P9" draw:layer="layout" svg:width="0.217cm" svg:height="13.508cm" svg:x="9.836cm" svg:y="0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4" draw:style-name="gr2" draw:text-style-name="P8" draw:layer="layout" svg:width="12.917cm" svg:height="3.557cm" svg:x="10.677cm" svg:y="9.681cm">
          <text:p text:style-name="P1"><text:span text:style-name="T7">Fonte:https://pt.wikipedia.org/wiki/Mark_Manson#:~:text=Mark%20Manson%20(Austin%2C%209%20de,do%20The%20New%20York%20Ti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randomBarWipe" smil:subtype="vertical"/>
          </anim:par>
        </anim:par>
        <presentation:notes draw:style-name="dp2">
          <draw:page-thumbnail draw:name="Google Shape;137;g32cd29a1c4c_0_0:notes" draw:style-name="gr1" draw:layer="layout" svg:width="16.932cm" svg:height="9.524cm" svg:x="1.059cm" svg:y="1.905cm" draw:page-number="2" presentation:class="page"/>
          <draw:frame draw:name="Google Shape;138;g32cd29a1c4c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do livro" draw:style-name="dp4" draw:master-page-name="ONE_5f_COLUMN_5f_TEXT" xml:id="id2" draw:id="id2">
        <office:forms form:automatic-focus="false" form:apply-design-mode="false"/>
        <draw:frame draw:name="Google Shape;151;p15" presentation:style-name="pr4" draw:text-style-name="P5" draw:layer="layout" svg:width="7.799cm" svg:height="1.462cm" svg:x="0.586cm" svg:y="0.529cm" presentation:class="title" presentation:user-transformed="true">
          <draw:text-box>
            <text:p text:style-name="P1"><text:span text:style-name="T4">Introdução do livro</text:span></text:p>
          </draw:text-box>
        </draw:frame>
        <draw:frame draw:name="Google Shape;152;p15" presentation:style-name="pr5" draw:text-style-name="P7" draw:layer="layout" svg:width="7.799cm" svg:height="8.831cm" svg:x="0.586cm" svg:y="2.179cm" presentation:class="outline" presentation:user-transformed="true">
          <draw:text-box>
            <text:p text:style-name="P6"><text:span text:style-name="T8">O livro A Sutil Arte de Ligar o Foda-se, de Mark Manson, é uma obra que busca desafiar as normas convencionais sobre o que é necessário para uma vida bem-sucedida. Com uma abordagem irreverente e direta, Manson nos convida a repensar nossas prioridades e a abraçar as dificuldades da vida ao invés de tentar escapar delas.</text:span></text:p>
          </draw:text-box>
        </draw:frame>
        <draw:custom-shape draw:name="Google Shape;153;p15" draw:style-name="gr2" draw:text-style-name="P8" draw:layer="layout" svg:width="8.932cm" svg:height="1.525cm" svg:x="11.486cm" svg:y="0.491cm">
          <text:p text:style-name="P1"><text:span text:style-name="T6">Proposta do liv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2" draw:text-style-name="P8" draw:layer="layout" svg:width="10.177cm" svg:height="6.429cm" svg:x="11.486cm" svg:y="2.646cm">
          <text:p text:style-name="P1"><text:span text:style-name="T9">O autor sugere que, ao invés de tentar agradar a todos e buscar incessantemente o prazer e o sucesso, devemos aprender a "ligar o foda-se" para o que não importa, para as expectativas irreais da sociedade, e focar apenas no que realmente tem valor para nós. A ideia central do livro é que é impossível agradar a todos ou viver sem frustrações, mas podemos escolher com sabedoria aquilo a que damos atenç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irisWipe" smil:subtype="rectangle"/>
          </anim:par>
        </anim:par>
        <presentation:notes draw:style-name="dp2">
          <draw:page-thumbnail draw:name="Google Shape;148;g32cd29a1c4c_0_9:notes" draw:style-name="gr1" draw:layer="layout" svg:width="16.932cm" svg:height="9.524cm" svg:x="1.059cm" svg:y="1.905cm" draw:page-number="3" presentation:class="page"/>
          <draw:frame draw:name="Google Shape;149;g32cd29a1c4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as Abordados no Livro" draw:style-name="dp5" draw:master-page-name="ONE_5f_COLUMN_5f_TEXT" xml:id="id3" draw:id="id3">
        <office:forms form:automatic-focus="false" form:apply-design-mode="false"/>
        <draw:frame draw:name="Google Shape;159;p16" presentation:style-name="pr4" draw:text-style-name="P5" draw:layer="layout" svg:width="20.736cm" svg:height="1.338cm" svg:x="0.866cm" svg:y="0.311cm" presentation:class="title" presentation:user-transformed="true">
          <draw:text-box>
            <text:p text:style-name="P10"><text:span text:style-name="T4">Temas Abordados no Livro</text:span></text:p>
          </draw:text-box>
        </draw:frame>
        <draw:frame draw:name="Google Shape;160;p16" presentation:style-name="pr5" draw:text-style-name="P7" draw:layer="layout" svg:width="7.912cm" svg:height="11.018cm" svg:x="0.866cm" svg:y="2.023cm" presentation:class="outline" presentation:user-transformed="true">
          <draw:text-box>
            <text:list text:style-name="L3">
              <text:list-item>
                <text:p text:style-name="P11"><text:span text:style-name="T10">Escolhas e Responsabilidade:</text:span><text:span text:style-name="T8"> Manson fala sobre a importância de assumir a responsabilidade pela vida que escolhemos viver. As escolhas que fazemos têm consequências, e cabe a nós decidir o que realmente merece nossa energia.</text:span></text:p>
              </text:list-item>
            </text:list>
            <text:p text:style-name="P12"><text:span text:style-name="T8"/></text:p>
            <text:list text:style-name="L4">
              <text:list-item>
                <text:p text:style-name="P13"><text:span text:style-name="T8">Limites e Valores: O autor nos ensina a respeitar nossos próprios limites e a alinhar nossas ações com nossos valores mais profundos. Em vez de tentar ser tudo para todos, devemos ser autênticos e focados no que realmente i</text:span><text:span text:style-name="T11">mporta.</text:span></text:p>
              </text:list-item>
            </text:list>
          </draw:text-box>
        </draw:frame>
        <draw:custom-shape draw:name="Google Shape;161;p16" draw:style-name="gr2" draw:text-style-name="P8" draw:layer="layout" svg:width="9.654cm" svg:height="8.114cm" svg:x="11.766cm" svg:y="2.023cm">
          <text:list text:style-name="L5">
            <text:list-item>
              <text:p text:style-name="P14"><text:span text:style-name="T12">Aceitação da dor e das dificuldades:</text:span><text:span text:style-name="T13"> Um ponto central do livro é a ideia de que a vida não é sobre evitar sofrimento, mas sim sobre aprender a lidar com ele de forma saudável. Ao "ligarmos o foda-se" para as pressões externas e as expectativas irrealistas, podemos viver de forma mais plena e autêntica.</text:span></text:p>
            </text:list-item>
          </text:list>
          <text:p text:style-name="P1"><text:span text:style-name="T13"/></text:p>
          <text:list text:continue-numbering="true" text:style-name="L5">
            <text:list-item>
              <text:p text:style-name="P1"><text:span text:style-name="T12">A importância do fracasso: </text:span><text:span text:style-name="T13">Mark Manson discute como o fracasso é inevitável e até necessário para o crescimento pessoal. Ao aceitarmos nossas falhas, podemos aprender e evoluir de maneira mais saudáve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miscShapeWipe" smil:subtype="leftToRight"/>
          </anim:par>
        </anim:par>
        <presentation:notes draw:style-name="dp2">
          <draw:page-thumbnail draw:name="Google Shape;156;g32cd29a1c4c_0_19:notes" draw:style-name="gr1" draw:layer="layout" svg:width="16.932cm" svg:height="9.524cm" svg:x="1.059cm" svg:y="1.905cm" draw:page-number="4" presentation:class="page"/>
          <draw:frame draw:name="Google Shape;157;g32cd29a1c4c_0_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o livro pode Influenciar o leitor" draw:style-name="dp6" draw:master-page-name="ONE_5f_COLUMN_5f_TEXT" xml:id="id4" draw:id="id4">
        <office:forms form:automatic-focus="false" form:apply-design-mode="false"/>
        <draw:frame draw:name="Google Shape;166;p17" presentation:style-name="pr4" draw:text-style-name="P5" draw:layer="layout" svg:width="8.253cm" svg:height="1.649cm" svg:x="0.866cm" svg:y="1.681cm" presentation:class="title" presentation:user-transformed="true">
          <draw:text-box>
            <text:p text:style-name="P1"><text:span text:style-name="T14">Como o livro pode Influenciar o leitor</text:span></text:p>
          </draw:text-box>
        </draw:frame>
        <draw:frame draw:name="Google Shape;167;p17" presentation:style-name="pr5" draw:text-style-name="P7" draw:layer="layout" svg:width="10.552cm" svg:height="6.71cm" svg:x="0.523cm" svg:y="4.919cm" presentation:class="outline" presentation:user-transformed="true">
          <draw:text-box>
            <text:p text:style-name="P6"><text:span text:style-name="T8">Ao adotar a filosofia do "ligar o foda-se", o leitor é encorajado a questionar as normas sociais, a se libertar de expectativas irreais e a focar no que realmente lhe traz satisfação. Em vez de gastar tempo tentando agradar os outros ou atingir padrões inatingíveis, o livro nos desafia a ser mais seletivos com o que escolhemos dar importância.</text:span></text:p>
          </draw:text-box>
        </draw:frame>
        <draw:custom-shape draw:name="Google Shape;168;p17" draw:style-name="gr2" draw:text-style-name="P8" draw:layer="layout" svg:width="4.295cm" svg:height="1.271cm" svg:x="15.564cm" svg:y="1.37cm">
          <text:p text:style-name="P1"><text:span text:style-name="T15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7" draw:style-name="gr2" draw:text-style-name="P8" draw:layer="layout" svg:width="11.827cm" svg:height="6.007cm" svg:x="12.482cm" svg:y="2.864cm">
          <text:p text:style-name="P1"><text:span text:style-name="T9">A Sutil Arte de Ligar o Foda-se não é um convite para a indiferença ou para a irresponsabilidade, mas sim para uma vida mais consciente e livre. A obra de Mark Manson oferece uma perspectiva que pode ajudar as pessoas a viverem de maneira mais leve, a enfrentarem seus medos e a tomarem decisões que realmente refletem quem elas são, sem se perder nas pressões externas.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163;g32cd29a1c4c_0_27:notes" draw:style-name="gr1" draw:layer="layout" svg:width="16.932cm" svg:height="9.524cm" svg:x="1.059cm" svg:y="1.905cm" draw:page-number="5" presentation:class="page"/>
          <draw:frame draw:name="Google Shape;164;g32cd29a1c4c_0_2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01:36.220185989</dc:date>
    <meta:editing-duration>PT1M56S</meta:editing-duration>
    <meta:editing-cycles>1</meta:editing-cycles>
    <meta:document-statistic meta:object-count="67"/>
  </office:meta>
</office:document-meta>
</file>